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81G0043</text:p>
          </table:table-cell>
          <table:table-cell office:value-type="string" calcext:value-type="string">
            <text:p>2021-09-29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62032" calcext:value-type="float">
            <text:p>48.26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G0043</text:p>
          </table:table-cell>
          <table:table-cell office:value-type="string" calcext:value-type="string">
            <text:p>2019-12-11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5368" calcext:value-type="float">
            <text:p>49.04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G0043</text:p>
          </table:table-cell>
          <table:table-cell office:value-type="string" calcext:value-type="string">
            <text:p>2019-09-18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826" calcext:value-type="float">
            <text:p>51.28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G0043</text:p>
          </table:table-cell>
          <table:table-cell office:value-type="string" calcext:value-type="string">
            <text:p>2018-11-29 20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9776" calcext:value-type="float">
            <text:p>48.49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G0043</text:p>
          </table:table-cell>
          <table:table-cell office:value-type="string" calcext:value-type="string">
            <text:p>2018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1392" calcext:value-type="float">
            <text:p>46.95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G0043</text:p>
          </table:table-cell>
          <table:table-cell office:value-type="string" calcext:value-type="string">
            <text:p>2015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62" calcext:value-type="float">
            <text:p>45.7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G0043</text:p>
          </table:table-cell>
          <table:table-cell office:value-type="string" calcext:value-type="string">
            <text:p>2009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764" calcext:value-type="float">
            <text:p>45.88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G0043</text:p>
          </table:table-cell>
          <table:table-cell office:value-type="string" calcext:value-type="string">
            <text:p>2006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5992" calcext:value-type="float">
            <text:p>45.65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G0043</text:p>
          </table:table-cell>
          <table:table-cell office:value-type="string" calcext:value-type="string">
            <text:p>2004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14" calcext:value-type="float">
            <text:p>45.49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G0043</text:p>
          </table:table-cell>
          <table:table-cell office:value-type="string" calcext:value-type="string">
            <text:p>2004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3696" calcext:value-type="float">
            <text:p>45.57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G0043</text:p>
          </table:table-cell>
          <table:table-cell office:value-type="string" calcext:value-type="string">
            <text:p>2003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864" calcext:value-type="float">
            <text:p>46.2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G0043</text:p>
          </table:table-cell>
          <table:table-cell office:value-type="string" calcext:value-type="string">
            <text:p>2002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4856" calcext:value-type="float">
            <text:p>47.23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G0043</text:p>
          </table:table-cell>
          <table:table-cell office:value-type="string" calcext:value-type="string">
            <text:p>2001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3584" calcext:value-type="float">
            <text:p>46.96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G0043</text:p>
          </table:table-cell>
          <table:table-cell office:value-type="string" calcext:value-type="string">
            <text:p>2000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48544" calcext:value-type="float">
            <text:p>48.54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G0043</text:p>
          </table:table-cell>
          <table:table-cell office:value-type="string" calcext:value-type="string">
            <text:p>2000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864" calcext:value-type="float">
            <text:p>46.2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G0043</text:p>
          </table:table-cell>
          <table:table-cell office:value-type="string" calcext:value-type="string">
            <text:p>1999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62" calcext:value-type="float">
            <text:p>45.7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G0043</text:p>
          </table:table-cell>
          <table:table-cell office:value-type="string" calcext:value-type="string">
            <text:p>1998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82" calcext:value-type="float">
            <text:p>46.55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G0043</text:p>
          </table:table-cell>
          <table:table-cell office:value-type="string" calcext:value-type="string">
            <text:p>1998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1568" calcext:value-type="float">
            <text:p>45.31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G0043</text:p>
          </table:table-cell>
          <table:table-cell office:value-type="string" calcext:value-type="string">
            <text:p>1997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8328" calcext:value-type="float">
            <text:p>46.05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G0043</text:p>
          </table:table-cell>
          <table:table-cell office:value-type="string" calcext:value-type="string">
            <text:p>1997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0856" calcext:value-type="float">
            <text:p>45.71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G0043</text:p>
          </table:table-cell>
          <table:table-cell office:value-type="string" calcext:value-type="string">
            <text:p>1996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82" calcext:value-type="float">
            <text:p>46.55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G0043</text:p>
          </table:table-cell>
          <table:table-cell office:value-type="string" calcext:value-type="string">
            <text:p>1995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636" calcext:value-type="float">
            <text:p>47.07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G0043</text:p>
          </table:table-cell>
          <table:table-cell office:value-type="string" calcext:value-type="string">
            <text:p>1994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5" calcext:value-type="float">
            <text:p>47.6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G0043</text:p>
          </table:table-cell>
          <table:table-cell office:value-type="string" calcext:value-type="string">
            <text:p>1993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7884" calcext:value-type="float">
            <text:p>51.67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G0043</text:p>
          </table:table-cell>
          <table:table-cell office:value-type="string" calcext:value-type="string">
            <text:p>1992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0312" calcext:value-type="float">
            <text:p>61.17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G0043</text:p>
          </table:table-cell>
          <table:table-cell office:value-type="string" calcext:value-type="string">
            <text:p>1991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1424" calcext:value-type="float">
            <text:p>79.2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G0043</text:p>
          </table:table-cell>
          <table:table-cell office:value-type="string" calcext:value-type="string">
            <text:p>1990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95912" calcext:value-type="float">
            <text:p>75.49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G0043</text:p>
          </table:table-cell>
          <table:table-cell office:value-type="string" calcext:value-type="string">
            <text:p>1989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3424" calcext:value-type="float">
            <text:p>76.16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G0043</text:p>
          </table:table-cell>
          <table:table-cell office:value-type="string" calcext:value-type="string">
            <text:p>1988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48824" calcext:value-type="float">
            <text:p>73.64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G0043</text:p>
          </table:table-cell>
          <table:table-cell office:value-type="string" calcext:value-type="string">
            <text:p>1987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7036" calcext:value-type="float">
            <text:p>75.27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G0043</text:p>
          </table:table-cell>
          <table:table-cell office:value-type="string" calcext:value-type="string">
            <text:p>1986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4552" calcext:value-type="float">
            <text:p>74.6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G0043</text:p>
          </table:table-cell>
          <table:table-cell office:value-type="string" calcext:value-type="string">
            <text:p>1985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0064" calcext:value-type="float">
            <text:p>73.7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G0043</text:p>
          </table:table-cell>
          <table:table-cell office:value-type="string" calcext:value-type="string">
            <text:p>1984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65216" calcext:value-type="float">
            <text:p>69.16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G0043</text:p>
          </table:table-cell>
          <table:table-cell office:value-type="string" calcext:value-type="string">
            <text:p>1983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01648" calcext:value-type="float">
            <text:p>65.00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G0043</text:p>
          </table:table-cell>
          <table:table-cell office:value-type="string" calcext:value-type="string">
            <text:p>1982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632" calcext:value-type="float">
            <text:p>65.8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G0043</text:p>
          </table:table-cell>
          <table:table-cell office:value-type="string" calcext:value-type="string">
            <text:p>1981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G0043</text:p>
          </table:table-cell>
          <table:table-cell office:value-type="string" calcext:value-type="string">
            <text:p>1978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90512" calcext:value-type="float">
            <text:p>70.39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G0043</text:p>
          </table:table-cell>
          <table:table-cell office:value-type="string" calcext:value-type="string">
            <text:p>1969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44" calcext:value-type="float">
            <text:p>46.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26" meta:object-count="0"/>
    <meta:user-defined meta:name="AppVersion">3.0</meta:user-defined>
  </office:meta>
</office:document-meta>
</file>